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7cm"/>
    </style:style>
    <style:style style:name="gr2" style:family="graphic" style:parent-style-name="standard">
      <style:graphic-properties draw:stroke="none" svg:stroke-color="#000000" draw:fill="none" draw:fill-color="#ffffff" fo:min-height="3.15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2.5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2.967cm"/>
    </style:style>
    <style:style style:name="gr8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2" style:family="graphic" style:parent-style-name="standard">
      <style:graphic-properties draw:stroke="none" svg:stroke-color="#000000" draw:fill="none" draw:fill-color="#ffffff" fo:min-height="0.05cm"/>
    </style:style>
    <style:style style:name="gr13" style:family="graphic" style:parent-style-name="standard">
      <style:graphic-properties draw:stroke="none" svg:stroke-color="#000000" draw:fill="none" draw:fill-color="#ffffff" fo:min-height="7.367cm"/>
    </style:style>
    <style:style style:name="gr14" style:family="graphic" style:parent-style-name="standard">
      <style:graphic-properties draw:stroke="none" svg:stroke-color="#000000" draw:fill="none" draw:fill-color="#ffffff" fo:min-height="5.25cm"/>
    </style:style>
    <style:style style:name="gr15" style:family="graphic" style:parent-style-name="standard">
      <style:graphic-properties draw:stroke="none" svg:stroke-color="#000000" draw:fill="none" draw:fill-color="#ffffff" fo:min-height="9.1cm"/>
    </style:style>
    <style:style style:name="gr16" style:family="graphic" style:parent-style-name="standard">
      <style:graphic-properties draw:stroke="none" svg:stroke-color="#000000" draw:fill="none" draw:fill-color="#ffffff" fo:min-height="5.4cm"/>
    </style:style>
    <style:style style:name="gr17" style:family="graphic" style:parent-style-name="standard">
      <style:graphic-properties draw:stroke="none" svg:stroke-color="#000000" draw:fill="none" draw:fill-color="#ffffff" fo:min-height="5.2cm"/>
    </style:style>
    <style:style style:name="gr18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P1" style:family="paragraph">
      <style:paragraph-properties fo:line-height="100%"/>
    </style:style>
    <style:style style:name="P2" style:family="paragraph">
      <style:paragraph-properties fo:text-align="center"/>
    </style:style>
    <style:style style:name="T1" style:family="text">
      <style:text-properties style:text-line-through-style="none" fo:font-size="18pt" style:font-size-asian="18pt" style:font-size-complex="18pt"/>
    </style:style>
    <style:style style:name="T2" style:family="text">
      <style:text-properties style:use-window-font-color="true" fo:font-size="18pt" fo:font-style="italic" fo:font-weight="bold" style:font-size-asian="18pt" style:font-style-asian="italic" style:font-weight-asian="bold" style:font-size-complex="18pt" style:font-style-complex="italic" style:font-weight-complex="bold" style:font-relief="none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.7cm" svg:height="3.095cm" svg:x="1.3cm" svg:y="3.3cm">
          <draw:text-box>
            <text:p text:style-name="P1"><text:span text:style-name="T1">Tree Operations:</text:span></text:p>
            <text:list text:style-name="L1">
              <text:list-item>
                <text:p text:style-name="P1"><text:span text:style-name="T1">Construction/Destruction</text:span></text:p>
              </text:list-item>
              <text:list-item>
                <text:p text:style-name="P1">Update/Modify</text:p>
              </text:list-item>
              <text:list-item>
                <text:p>Query Collision</text:p>
              </text:list-item>
            </text:list>
          </draw:text-box>
        </draw:frame>
        <draw:frame draw:style-name="gr2" draw:layer="layout" svg:width="6.6cm" svg:height="3.4cm" svg:x="1.6cm" svg:y="7.4cm">
          <draw:text-box>
            <text:p>Tree Node members:</text:p>
            <text:list text:style-name="L1">
              <text:list-item>
                <text:p>KDOP</text:p>
              </text:list-item>
              <text:list-item>
                <text:p>List of children</text:p>
              </text:list-item>
              <text:list-item>
                <text:p>Depth</text:p>
              </text:list-item>
            </text:list>
          </draw:text-box>
        </draw:frame>
        <draw:frame draw:style-name="gr3" draw:layer="layout" svg:width="8.7cm" svg:height="1cm" svg:x="1.3cm" svg:y="1.7cm">
          <draw:text-box>
            <text:p>Bounding Volume Hierarchy</text:p>
          </draw:text-box>
        </draw:frame>
        <draw:frame draw:style-name="gr4" draw:layer="layout" svg:width="11.4cm" svg:height="2.8cm" svg:x="1.3cm" svg:y="11.4cm">
          <draw:text-box>
            <text:p>KDOP operations:</text:p>
            <text:list text:style-name="L1">
              <text:list-item>
                <text:p>Check for collision with other KDOP</text:p>
              </text:list-item>
              <text:list-item>
                <text:p>Merge with other KDOP</text:p>
              </text:list-item>
            </text:list>
          </draw:text-box>
        </draw:frame>
      </draw:page>
      <draw:page draw:name="page2" draw:style-name="dp1" draw:master-page-name="Default">
        <draw:g>
          <draw:custom-shape draw:style-name="gr5" draw:text-style-name="P2" xml:id="id1" draw:id="id1" draw:layer="layout" svg:width="0.7cm" svg:height="0.7cm" svg:x="19cm" svg:y="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xml:id="id2" draw:id="id2" draw:layer="layout" svg:width="0.8cm" svg:height="0.8cm" svg:x="18cm" svg:y="4.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19.35cm" svg:y1="3.1cm" svg:x2="18.4cm" svg:y2="4.6cm" draw:start-shape="id1" draw:start-glue-point="8" draw:end-shape="id2" draw:end-glue-point="4" svg:d="m19350 3100-950 1500" svg:viewBox="0 0 951 1501">
            <text:p/>
          </draw:connector>
        </draw:g>
        <draw:g>
          <draw:custom-shape draw:style-name="gr5" draw:text-style-name="P2" xml:id="id3" draw:id="id3" draw:layer="layout" svg:width="0.7cm" svg:height="0.7cm" svg:x="25.6cm" svg:y="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xml:id="id4" draw:id="id4" draw:layer="layout" svg:width="0.8cm" svg:height="0.8cm" svg:x="24cm" svg:y="4.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25.95cm" svg:y1="2.8cm" svg:x2="24.4cm" svg:y2="4.3cm" draw:start-shape="id3" draw:start-glue-point="8" draw:end-shape="id4" draw:end-glue-point="4" svg:d="m25950 2800-1550 1500" svg:viewBox="0 0 1551 1501">
            <text:p/>
          </draw:connector>
          <draw:custom-shape draw:style-name="gr5" draw:text-style-name="P2" xml:id="id5" draw:id="id5" draw:layer="layout" svg:width="0.8cm" svg:height="0.8cm" svg:x="25.033cm" svg:y="4.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25.95cm" svg:y1="2.8cm" svg:x2="25.433cm" svg:y2="4.3cm" draw:start-shape="id3" draw:start-glue-point="8" draw:end-shape="id5" draw:end-glue-point="4" svg:d="m25950 2800-517 1500" svg:viewBox="0 0 518 1501">
            <text:p/>
          </draw:connector>
          <draw:custom-shape draw:style-name="gr5" draw:text-style-name="P2" xml:id="id6" draw:id="id6" draw:layer="layout" svg:width="0.8cm" svg:height="0.8cm" svg:x="26.067cm" svg:y="4.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25.95cm" svg:y1="2.8cm" svg:x2="26.467cm" svg:y2="4.3cm" draw:start-shape="id3" draw:start-glue-point="8" draw:end-shape="id6" draw:end-glue-point="4" svg:d="m25950 2800 517 1500" svg:viewBox="0 0 518 1501">
            <text:p/>
          </draw:connector>
          <draw:custom-shape draw:style-name="gr5" draw:text-style-name="P2" xml:id="id7" draw:id="id7" draw:layer="layout" svg:width="0.8cm" svg:height="0.8cm" svg:x="27.1cm" svg:y="4.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25.95cm" svg:y1="2.8cm" svg:x2="27.5cm" svg:y2="4.3cm" draw:start-shape="id3" draw:start-glue-point="8" draw:end-shape="id7" draw:end-glue-point="4" svg:d="m25950 2800 1550 1500" svg:viewBox="0 0 1551 1501">
            <text:p/>
          </draw:connector>
        </draw:g>
        <draw:g>
          <draw:custom-shape draw:style-name="gr5" draw:text-style-name="P2" xml:id="id8" draw:id="id8" draw:layer="layout" svg:width="0.7cm" svg:height="0.7cm" svg:x="21.9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xml:id="id9" draw:id="id9" draw:layer="layout" svg:width="0.8cm" svg:height="0.8cm" svg:x="20.3cm" svg:y="10.7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22.25cm" svg:y1="9.2cm" svg:x2="20.7cm" svg:y2="10.7cm" draw:start-shape="id8" draw:start-glue-point="8" draw:end-shape="id9" draw:end-glue-point="4" svg:d="m22250 9200-1550 1500" svg:viewBox="0 0 1551 1501">
            <text:p/>
          </draw:connector>
          <draw:custom-shape draw:style-name="gr5" draw:text-style-name="P2" xml:id="id10" draw:id="id10" draw:layer="layout" svg:width="0.8cm" svg:height="0.8cm" svg:x="21.333cm" svg:y="10.7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22.25cm" svg:y1="9.2cm" svg:x2="21.733cm" svg:y2="10.7cm" draw:start-shape="id8" draw:start-glue-point="8" draw:end-shape="id10" draw:end-glue-point="4" svg:d="m22250 9200-517 1500" svg:viewBox="0 0 518 1501">
            <text:p/>
          </draw:connector>
          <draw:custom-shape draw:style-name="gr5" draw:text-style-name="P2" xml:id="id11" draw:id="id11" draw:layer="layout" svg:width="0.8cm" svg:height="0.8cm" svg:x="22.367cm" svg:y="10.7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22.25cm" svg:y1="9.2cm" svg:x2="22.767cm" svg:y2="10.7cm" draw:start-shape="id8" draw:start-glue-point="8" draw:end-shape="id11" draw:end-glue-point="4" svg:d="m22250 9200 517 1500" svg:viewBox="0 0 518 1501">
            <text:p/>
          </draw:connector>
          <draw:custom-shape draw:style-name="gr5" draw:text-style-name="P2" xml:id="id12" draw:id="id12" draw:layer="layout" svg:width="0.8cm" svg:height="0.8cm" svg:x="23.4cm" svg:y="10.7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22.25cm" svg:y1="9.2cm" svg:x2="23.8cm" svg:y2="10.7cm" draw:start-shape="id8" draw:start-glue-point="8" draw:end-shape="id12" draw:end-glue-point="4" svg:d="m22250 9200 1550 1500" svg:viewBox="0 0 1551 1501">
            <text:p/>
          </draw:connector>
          <draw:custom-shape draw:style-name="gr5" draw:text-style-name="P2" xml:id="id13" draw:id="id13" draw:layer="layout" svg:width="0.7cm" svg:height="0.7cm" svg:x="23.05cm" svg:y="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xml:id="id14" draw:id="id14" draw:layer="layout" svg:width="0.7cm" svg:height="0.7cm" svg:x="24.2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2" draw:layer="layout" draw:type="line" svg:x1="23.4cm" svg:y1="7.7cm" svg:x2="22.25cm" svg:y2="8.5cm" draw:start-shape="id13" draw:start-glue-point="8" draw:end-shape="id8" draw:end-glue-point="4" svg:d="m23400 7700-1150 800" svg:viewBox="0 0 1151 801">
            <text:p/>
          </draw:connector>
          <draw:connector draw:style-name="gr6" draw:text-style-name="P2" draw:layer="layout" draw:type="line" svg:x1="23.4cm" svg:y1="7.7cm" svg:x2="24.55cm" svg:y2="8.5cm" draw:start-shape="id13" draw:start-glue-point="8" draw:end-shape="id14" draw:end-glue-point="4" svg:d="m23400 7700 1150 800" svg:viewBox="0 0 1151 801">
            <text:p/>
          </draw:connector>
        </draw:g>
        <draw:g>
          <draw:custom-shape draw:style-name="gr5" draw:text-style-name="P2" xml:id="id15" draw:id="id15" draw:layer="layout" svg:width="0.7cm" svg:height="0.7cm" svg:x="2.9cm" svg:y="7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xml:id="id16" draw:id="id16" draw:layer="layout" svg:width="0.8cm" svg:height="0.8cm" svg:x="1.3cm" svg:y="10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3.25cm" svg:y1="8.5cm" svg:x2="1.7cm" svg:y2="10cm" draw:start-shape="id15" draw:start-glue-point="8" draw:end-shape="id16" draw:end-glue-point="4" svg:d="m3250 8500-1550 1500" svg:viewBox="0 0 1551 1501">
            <text:p/>
          </draw:connector>
          <draw:custom-shape draw:style-name="gr5" draw:text-style-name="P2" xml:id="id17" draw:id="id17" draw:layer="layout" svg:width="0.8cm" svg:height="0.8cm" svg:x="2.367cm" svg:y="10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3.25cm" svg:y1="8.5cm" svg:x2="2.767cm" svg:y2="10cm" draw:start-shape="id15" draw:start-glue-point="8" draw:end-shape="id17" draw:end-glue-point="4" svg:d="m3250 8500-483 1500" svg:viewBox="0 0 484 1501">
            <text:p/>
          </draw:connector>
          <draw:custom-shape draw:style-name="gr5" draw:text-style-name="P2" xml:id="id18" draw:id="id18" draw:layer="layout" svg:width="0.8cm" svg:height="0.8cm" svg:x="3.433cm" svg:y="10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3.25cm" svg:y1="8.5cm" svg:x2="3.833cm" svg:y2="10cm" draw:start-shape="id15" draw:start-glue-point="8" draw:end-shape="id18" draw:end-glue-point="4" svg:d="m3250 8500 583 1500" svg:viewBox="0 0 584 1501">
            <text:p/>
          </draw:connector>
          <draw:custom-shape draw:style-name="gr5" draw:text-style-name="P2" xml:id="id19" draw:id="id19" draw:layer="layout" svg:width="0.8cm" svg:height="0.8cm" svg:x="4.5cm" svg:y="10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3.25cm" svg:y1="8.5cm" svg:x2="4.9cm" svg:y2="10cm" draw:start-shape="id15" draw:start-glue-point="8" draw:end-shape="id19" draw:end-glue-point="4" svg:d="m3250 8500 1650 1500" svg:viewBox="0 0 1651 1501">
            <text:p/>
          </draw:connector>
          <draw:custom-shape draw:style-name="gr5" draw:text-style-name="P2" xml:id="id35" draw:id="id35" draw:layer="layout" svg:width="0.7cm" svg:height="0.7cm" svg:x="9.4cm" svg:y="5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xml:id="id20" draw:id="id20" draw:layer="layout" svg:width="0.7cm" svg:height="0.7cm" svg:x="7.2cm" svg:y="7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xml:id="id21" draw:id="id21" draw:layer="layout" svg:width="0.8cm" svg:height="0.8cm" svg:x="5.567cm" svg:y="10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7.55cm" svg:y1="8.5cm" svg:x2="5.967cm" svg:y2="10cm" draw:start-shape="id20" draw:start-glue-point="8" draw:end-shape="id21" draw:end-glue-point="4" svg:d="m7550 8500-1583 1500" svg:viewBox="0 0 1584 1501">
            <text:p/>
          </draw:connector>
          <draw:custom-shape draw:style-name="gr5" draw:text-style-name="P2" xml:id="id22" draw:id="id22" draw:layer="layout" svg:width="0.8cm" svg:height="0.8cm" svg:x="6.633cm" svg:y="10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7.55cm" svg:y1="8.5cm" svg:x2="7.033cm" svg:y2="10cm" draw:start-shape="id20" draw:start-glue-point="8" draw:end-shape="id22" draw:end-glue-point="4" svg:d="m7550 8500-517 1500" svg:viewBox="0 0 518 1501">
            <text:p/>
          </draw:connector>
          <draw:custom-shape draw:style-name="gr5" draw:text-style-name="P2" xml:id="id23" draw:id="id23" draw:layer="layout" svg:width="0.8cm" svg:height="0.8cm" svg:x="7.7cm" svg:y="10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7.55cm" svg:y1="8.5cm" svg:x2="8.1cm" svg:y2="10cm" draw:start-shape="id20" draw:start-glue-point="8" draw:end-shape="id23" draw:end-glue-point="4" svg:d="m7550 8500 550 1500" svg:viewBox="0 0 551 1501">
            <text:p/>
          </draw:connector>
          <draw:custom-shape draw:style-name="gr5" draw:text-style-name="P2" xml:id="id24" draw:id="id24" draw:layer="layout" svg:width="0.8cm" svg:height="0.8cm" svg:x="8.767cm" svg:y="10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7.55cm" svg:y1="8.5cm" svg:x2="9.167cm" svg:y2="10cm" draw:start-shape="id20" draw:start-glue-point="8" draw:end-shape="id24" draw:end-glue-point="4" svg:d="m7550 8500 1617 1500" svg:viewBox="0 0 1618 1501">
            <text:p/>
          </draw:connector>
          <draw:custom-shape draw:style-name="gr5" draw:text-style-name="P2" xml:id="id25" draw:id="id25" draw:layer="layout" svg:width="0.7cm" svg:height="0.7cm" svg:x="11.5cm" svg:y="7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xml:id="id26" draw:id="id26" draw:layer="layout" svg:width="0.8cm" svg:height="0.8cm" svg:x="9.833cm" svg:y="10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11.85cm" svg:y1="8.5cm" svg:x2="10.233cm" svg:y2="10cm" draw:start-shape="id25" draw:start-glue-point="8" draw:end-shape="id26" draw:end-glue-point="4" svg:d="m11850 8500-1617 1500" svg:viewBox="0 0 1618 1501">
            <text:p/>
          </draw:connector>
          <draw:custom-shape draw:style-name="gr5" draw:text-style-name="P2" xml:id="id27" draw:id="id27" draw:layer="layout" svg:width="0.8cm" svg:height="0.8cm" svg:x="10.9cm" svg:y="10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11.85cm" svg:y1="8.5cm" svg:x2="11.3cm" svg:y2="10cm" draw:start-shape="id25" draw:start-glue-point="8" draw:end-shape="id27" draw:end-glue-point="4" svg:d="m11850 8500-550 1500" svg:viewBox="0 0 551 1501">
            <text:p/>
          </draw:connector>
          <draw:custom-shape draw:style-name="gr5" draw:text-style-name="P2" xml:id="id28" draw:id="id28" draw:layer="layout" svg:width="0.8cm" svg:height="0.8cm" svg:x="11.967cm" svg:y="10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11.85cm" svg:y1="8.5cm" svg:x2="12.367cm" svg:y2="10cm" draw:start-shape="id25" draw:start-glue-point="8" draw:end-shape="id28" draw:end-glue-point="4" svg:d="m11850 8500 517 1500" svg:viewBox="0 0 518 1501">
            <text:p/>
          </draw:connector>
          <draw:custom-shape draw:style-name="gr5" draw:text-style-name="P2" xml:id="id29" draw:id="id29" draw:layer="layout" svg:width="0.8cm" svg:height="0.8cm" svg:x="13.033cm" svg:y="10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11.85cm" svg:y1="8.5cm" svg:x2="13.433cm" svg:y2="10cm" draw:start-shape="id25" draw:start-glue-point="8" draw:end-shape="id29" draw:end-glue-point="4" svg:d="m11850 8500 1583 1500" svg:viewBox="0 0 1584 1501">
            <text:p/>
          </draw:connector>
          <draw:custom-shape draw:style-name="gr5" draw:text-style-name="P2" xml:id="id30" draw:id="id30" draw:layer="layout" svg:width="0.7cm" svg:height="0.7cm" svg:x="15.8cm" svg:y="7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xml:id="id31" draw:id="id31" draw:layer="layout" svg:width="0.8cm" svg:height="0.8cm" svg:x="14.1cm" svg:y="10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16.15cm" svg:y1="8.5cm" svg:x2="14.5cm" svg:y2="10cm" draw:start-shape="id30" draw:start-glue-point="8" draw:end-shape="id31" draw:end-glue-point="4" svg:d="m16150 8500-1650 1500" svg:viewBox="0 0 1651 1501">
            <text:p/>
          </draw:connector>
          <draw:custom-shape draw:style-name="gr5" draw:text-style-name="P2" xml:id="id32" draw:id="id32" draw:layer="layout" svg:width="0.8cm" svg:height="0.8cm" svg:x="15.167cm" svg:y="10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16.15cm" svg:y1="8.5cm" svg:x2="15.567cm" svg:y2="10cm" draw:start-shape="id30" draw:start-glue-point="8" draw:end-shape="id32" draw:end-glue-point="4" svg:d="m16150 8500-583 1500" svg:viewBox="0 0 584 1501">
            <text:p/>
          </draw:connector>
          <draw:custom-shape draw:style-name="gr5" draw:text-style-name="P2" xml:id="id33" draw:id="id33" draw:layer="layout" svg:width="0.8cm" svg:height="0.8cm" svg:x="16.233cm" svg:y="10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16.15cm" svg:y1="8.5cm" svg:x2="16.633cm" svg:y2="10cm" draw:start-shape="id30" draw:start-glue-point="8" draw:end-shape="id33" draw:end-glue-point="4" svg:d="m16150 8500 483 1500" svg:viewBox="0 0 484 1501">
            <text:p/>
          </draw:connector>
          <draw:custom-shape draw:style-name="gr5" draw:text-style-name="P2" xml:id="id34" draw:id="id34" draw:layer="layout" svg:width="0.8cm" svg:height="0.8cm" svg:x="17.3cm" svg:y="10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16.15cm" svg:y1="8.5cm" svg:x2="17.7cm" svg:y2="10cm" draw:start-shape="id30" draw:start-glue-point="8" draw:end-shape="id34" draw:end-glue-point="4" svg:d="m16150 8500 1550 1500" svg:viewBox="0 0 1551 1501">
            <text:p/>
          </draw:connector>
          <draw:connector draw:style-name="gr6" draw:text-style-name="P2" draw:layer="layout" draw:type="line" svg:x1="9.75cm" svg:y1="6cm" svg:x2="3.25cm" svg:y2="7.8cm" draw:start-shape="id35" draw:start-glue-point="8" draw:end-shape="id15" draw:end-glue-point="4" svg:d="m9750 6000-6500 1800" svg:viewBox="0 0 6501 1801">
            <text:p/>
          </draw:connector>
          <draw:connector draw:style-name="gr6" draw:text-style-name="P2" draw:layer="layout" draw:type="line" svg:x1="9.75cm" svg:y1="6cm" svg:x2="7.55cm" svg:y2="7.8cm" draw:start-shape="id35" draw:start-glue-point="8" draw:end-shape="id20" draw:end-glue-point="4" svg:d="m9750 6000-2200 1800" svg:viewBox="0 0 2201 1801">
            <text:p/>
          </draw:connector>
          <draw:connector draw:style-name="gr6" draw:text-style-name="P2" draw:layer="layout" draw:type="line" svg:x1="9.75cm" svg:y1="6cm" svg:x2="11.85cm" svg:y2="7.8cm" draw:start-shape="id35" draw:start-glue-point="8" draw:end-shape="id25" draw:end-glue-point="4" svg:d="m9750 6000 2100 1800" svg:viewBox="0 0 2101 1801">
            <text:p/>
          </draw:connector>
          <draw:connector draw:style-name="gr6" draw:text-style-name="P2" draw:layer="layout" draw:type="line" svg:x1="9.75cm" svg:y1="6cm" svg:x2="16.15cm" svg:y2="7.8cm" draw:start-shape="id35" draw:start-glue-point="8" draw:end-shape="id30" draw:end-glue-point="4" svg:d="m9750 6000 6400 1800" svg:viewBox="0 0 6401 1801">
            <text:p/>
          </draw:connector>
        </draw:g>
        <draw:g>
          <draw:custom-shape draw:style-name="gr5" draw:text-style-name="P2" xml:id="id36" draw:id="id36" draw:layer="layout" svg:width="0.7cm" svg:height="0.7cm" svg:x="3.2cm" svg:y="16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xml:id="id37" draw:id="id37" draw:layer="layout" svg:width="0.8cm" svg:height="0.8cm" svg:x="1.6cm" svg:y="18.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3.55cm" svg:y1="16.8cm" svg:x2="2cm" svg:y2="18.3cm" draw:start-shape="id36" draw:start-glue-point="8" draw:end-shape="id37" draw:end-glue-point="4" svg:d="m3550 16800-1550 1500" svg:viewBox="0 0 1551 1501">
            <text:p/>
          </draw:connector>
          <draw:custom-shape draw:style-name="gr5" draw:text-style-name="P2" xml:id="id38" draw:id="id38" draw:layer="layout" svg:width="0.8cm" svg:height="0.8cm" svg:x="2.667cm" svg:y="18.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3.55cm" svg:y1="16.8cm" svg:x2="3.067cm" svg:y2="18.3cm" draw:start-shape="id36" draw:start-glue-point="8" draw:end-shape="id38" draw:end-glue-point="4" svg:d="m3550 16800-483 1500" svg:viewBox="0 0 484 1501">
            <text:p/>
          </draw:connector>
          <draw:custom-shape draw:style-name="gr5" draw:text-style-name="P2" xml:id="id39" draw:id="id39" draw:layer="layout" svg:width="0.8cm" svg:height="0.8cm" svg:x="3.733cm" svg:y="18.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3.55cm" svg:y1="16.8cm" svg:x2="4.133cm" svg:y2="18.3cm" draw:start-shape="id36" draw:start-glue-point="8" draw:end-shape="id39" draw:end-glue-point="4" svg:d="m3550 16800 583 1500" svg:viewBox="0 0 584 1501">
            <text:p/>
          </draw:connector>
          <draw:custom-shape draw:style-name="gr5" draw:text-style-name="P2" xml:id="id40" draw:id="id40" draw:layer="layout" svg:width="0.8cm" svg:height="0.8cm" svg:x="4.8cm" svg:y="18.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3.55cm" svg:y1="16.8cm" svg:x2="5.2cm" svg:y2="18.3cm" draw:start-shape="id36" draw:start-glue-point="8" draw:end-shape="id40" draw:end-glue-point="4" svg:d="m3550 16800 1650 1500" svg:viewBox="0 0 1651 1501">
            <text:p/>
          </draw:connector>
          <draw:custom-shape draw:style-name="gr5" draw:text-style-name="P2" xml:id="id56" draw:id="id56" draw:layer="layout" svg:width="0.7cm" svg:height="0.7cm" svg:x="9.7cm" svg:y="13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xml:id="id41" draw:id="id41" draw:layer="layout" svg:width="0.7cm" svg:height="0.7cm" svg:x="7.525cm" svg:y="16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xml:id="id42" draw:id="id42" draw:layer="layout" svg:width="0.8cm" svg:height="0.8cm" svg:x="5.867cm" svg:y="18.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7.875cm" svg:y1="16.8cm" svg:x2="6.267cm" svg:y2="18.3cm" draw:start-shape="id41" draw:start-glue-point="8" draw:end-shape="id42" draw:end-glue-point="4" svg:d="m7875 16800-1608 1500" svg:viewBox="0 0 1609 1501">
            <text:p/>
          </draw:connector>
          <draw:custom-shape draw:style-name="gr5" draw:text-style-name="P2" xml:id="id43" draw:id="id43" draw:layer="layout" svg:width="0.8cm" svg:height="0.8cm" svg:x="6.933cm" svg:y="18.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7.875cm" svg:y1="16.8cm" svg:x2="7.333cm" svg:y2="18.3cm" draw:start-shape="id41" draw:start-glue-point="8" draw:end-shape="id43" draw:end-glue-point="4" svg:d="m7875 16800-542 1500" svg:viewBox="0 0 543 1501">
            <text:p/>
          </draw:connector>
          <draw:custom-shape draw:style-name="gr5" draw:text-style-name="P2" xml:id="id44" draw:id="id44" draw:layer="layout" svg:width="0.8cm" svg:height="0.8cm" svg:x="8cm" svg:y="18.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7.875cm" svg:y1="16.8cm" svg:x2="8.4cm" svg:y2="18.3cm" draw:start-shape="id41" draw:start-glue-point="8" draw:end-shape="id44" draw:end-glue-point="4" svg:d="m7875 16800 525 1500" svg:viewBox="0 0 526 1501">
            <text:p/>
          </draw:connector>
          <draw:custom-shape draw:style-name="gr5" draw:text-style-name="P2" xml:id="id45" draw:id="id45" draw:layer="layout" svg:width="0.8cm" svg:height="0.8cm" svg:x="9.067cm" svg:y="18.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7.875cm" svg:y1="16.8cm" svg:x2="9.467cm" svg:y2="18.3cm" draw:start-shape="id41" draw:start-glue-point="8" draw:end-shape="id45" draw:end-glue-point="4" svg:d="m7875 16800 1592 1500" svg:viewBox="0 0 1593 1501">
            <text:p/>
          </draw:connector>
          <draw:custom-shape draw:style-name="gr5" draw:text-style-name="P2" xml:id="id46" draw:id="id46" draw:layer="layout" svg:width="0.7cm" svg:height="0.7cm" svg:x="11.85cm" svg:y="16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xml:id="id47" draw:id="id47" draw:layer="layout" svg:width="0.8cm" svg:height="0.8cm" svg:x="10.133cm" svg:y="18.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12.2cm" svg:y1="16.8cm" svg:x2="10.533cm" svg:y2="18.3cm" draw:start-shape="id46" draw:start-glue-point="8" draw:end-shape="id47" draw:end-glue-point="4" svg:d="m12200 16800-1667 1500" svg:viewBox="0 0 1668 1501">
            <text:p/>
          </draw:connector>
          <draw:custom-shape draw:style-name="gr5" draw:text-style-name="P2" xml:id="id48" draw:id="id48" draw:layer="layout" svg:width="0.8cm" svg:height="0.8cm" svg:x="11.2cm" svg:y="18.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12.2cm" svg:y1="16.8cm" svg:x2="11.6cm" svg:y2="18.3cm" draw:start-shape="id46" draw:start-glue-point="8" draw:end-shape="id48" draw:end-glue-point="4" svg:d="m12200 16800-600 1500" svg:viewBox="0 0 601 1501">
            <text:p/>
          </draw:connector>
          <draw:custom-shape draw:style-name="gr5" draw:text-style-name="P2" xml:id="id49" draw:id="id49" draw:layer="layout" svg:width="0.8cm" svg:height="0.8cm" svg:x="12.267cm" svg:y="18.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12.2cm" svg:y1="16.8cm" svg:x2="12.667cm" svg:y2="18.3cm" draw:start-shape="id46" draw:start-glue-point="8" draw:end-shape="id49" draw:end-glue-point="4" svg:d="m12200 16800 467 1500" svg:viewBox="0 0 468 1501">
            <text:p/>
          </draw:connector>
          <draw:custom-shape draw:style-name="gr5" draw:text-style-name="P2" xml:id="id50" draw:id="id50" draw:layer="layout" svg:width="0.8cm" svg:height="0.8cm" svg:x="13.333cm" svg:y="18.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12.2cm" svg:y1="16.8cm" svg:x2="13.733cm" svg:y2="18.3cm" draw:start-shape="id46" draw:start-glue-point="8" draw:end-shape="id50" draw:end-glue-point="4" svg:d="m12200 16800 1533 1500" svg:viewBox="0 0 1534 1501">
            <text:p/>
          </draw:connector>
          <draw:custom-shape draw:style-name="gr5" draw:text-style-name="P2" xml:id="id51" draw:id="id51" draw:layer="layout" svg:width="0.7cm" svg:height="0.7cm" svg:x="16.175cm" svg:y="16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xml:id="id52" draw:id="id52" draw:layer="layout" svg:width="0.8cm" svg:height="0.8cm" svg:x="14.4cm" svg:y="18.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16.525cm" svg:y1="16.8cm" svg:x2="14.8cm" svg:y2="18.3cm" draw:start-shape="id51" draw:start-glue-point="8" draw:end-shape="id52" draw:end-glue-point="4" svg:d="m16525 16800-1725 1500" svg:viewBox="0 0 1726 1501">
            <text:p/>
          </draw:connector>
          <draw:custom-shape draw:style-name="gr5" draw:text-style-name="P2" xml:id="id53" draw:id="id53" draw:layer="layout" svg:width="0.8cm" svg:height="0.8cm" svg:x="15.467cm" svg:y="18.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16.525cm" svg:y1="16.8cm" svg:x2="15.867cm" svg:y2="18.3cm" draw:start-shape="id51" draw:start-glue-point="8" draw:end-shape="id53" draw:end-glue-point="4" svg:d="m16525 16800-658 1500" svg:viewBox="0 0 659 1501">
            <text:p/>
          </draw:connector>
          <draw:custom-shape draw:style-name="gr5" draw:text-style-name="P2" xml:id="id54" draw:id="id54" draw:layer="layout" svg:width="0.8cm" svg:height="0.8cm" svg:x="16.533cm" svg:y="18.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16.525cm" svg:y1="16.8cm" svg:x2="16.933cm" svg:y2="18.3cm" draw:start-shape="id51" draw:start-glue-point="8" draw:end-shape="id54" draw:end-glue-point="4" svg:d="m16525 16800 408 1500" svg:viewBox="0 0 409 1501">
            <text:p/>
          </draw:connector>
          <draw:custom-shape draw:style-name="gr5" draw:text-style-name="P2" xml:id="id55" draw:id="id55" draw:layer="layout" svg:width="0.8cm" svg:height="0.8cm" svg:x="17.6cm" svg:y="18.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16.525cm" svg:y1="16.8cm" svg:x2="18cm" svg:y2="18.3cm" draw:start-shape="id51" draw:start-glue-point="8" draw:end-shape="id55" draw:end-glue-point="4" svg:d="m16525 16800 1475 1500" svg:viewBox="0 0 1476 1501">
            <text:p/>
          </draw:connector>
          <draw:connector draw:style-name="gr6" draw:text-style-name="P2" draw:layer="layout" draw:type="line" svg:x1="10.05cm" svg:y1="14.3cm" svg:x2="3.55cm" svg:y2="16.1cm" draw:start-shape="id56" draw:start-glue-point="8" draw:end-shape="id36" draw:end-glue-point="4" svg:d="m10050 14300-6500 1800" svg:viewBox="0 0 6501 1801">
            <text:p/>
          </draw:connector>
          <draw:connector draw:style-name="gr6" draw:text-style-name="P2" draw:layer="layout" draw:type="line" svg:x1="10.05cm" svg:y1="14.3cm" svg:x2="7.875cm" svg:y2="16.1cm" draw:start-shape="id56" draw:start-glue-point="8" draw:end-shape="id41" draw:end-glue-point="4" svg:d="m10050 14300-2175 1800" svg:viewBox="0 0 2176 1801">
            <text:p/>
          </draw:connector>
          <draw:connector draw:style-name="gr6" draw:text-style-name="P2" draw:layer="layout" draw:type="line" svg:x1="10.05cm" svg:y1="14.3cm" svg:x2="12.2cm" svg:y2="16.1cm" draw:start-shape="id56" draw:start-glue-point="8" draw:end-shape="id46" draw:end-glue-point="4" svg:d="m10050 14300 2150 1800" svg:viewBox="0 0 2151 1801">
            <text:p/>
          </draw:connector>
          <draw:connector draw:style-name="gr6" draw:text-style-name="P2" draw:layer="layout" draw:type="line" svg:x1="10.05cm" svg:y1="14.3cm" svg:x2="16.525cm" svg:y2="16.1cm" draw:start-shape="id56" draw:start-glue-point="8" draw:end-shape="id51" draw:end-glue-point="4" svg:d="m10050 14300 6475 1800" svg:viewBox="0 0 6476 1801">
            <text:p/>
          </draw:connector>
          <draw:custom-shape draw:style-name="gr5" draw:text-style-name="P2" xml:id="id60" draw:id="id60" draw:layer="layout" svg:width="0.7cm" svg:height="0.7cm" svg:x="15.9cm" svg:y="11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xml:id="id59" draw:id="id59" draw:layer="layout" svg:width="0.7cm" svg:height="0.7cm" svg:x="22.1cm" svg:y="13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xml:id="id57" draw:id="id57" draw:layer="layout" svg:width="0.7cm" svg:height="0.7cm" svg:x="20.5cm" svg:y="16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xml:id="id58" draw:id="id58" draw:layer="layout" svg:width="0.8cm" svg:height="0.8cm" svg:x="19.2cm" svg:y="18.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2" draw:layer="layout" draw:type="line" svg:x1="20.85cm" svg:y1="16.8cm" svg:x2="19.6cm" svg:y2="18.3cm" draw:start-shape="id57" draw:start-glue-point="8" draw:end-shape="id58" draw:end-glue-point="4" svg:d="m20850 16800-1250 1500" svg:viewBox="0 0 1251 1501">
            <text:p/>
          </draw:connector>
          <draw:connector draw:style-name="gr6" draw:text-style-name="P2" draw:layer="layout" draw:type="line" svg:x1="22.45cm" svg:y1="14.4cm" svg:x2="20.85cm" svg:y2="16.1cm" draw:start-shape="id59" draw:start-glue-point="8" draw:end-shape="id57" draw:end-glue-point="4" svg:d="m22450 14400-1600 1700" svg:viewBox="0 0 1601 1701">
            <text:p/>
          </draw:connector>
          <draw:connector draw:style-name="gr6" draw:text-style-name="P2" draw:layer="layout" draw:type="line" svg:x1="16.25cm" svg:y1="12.4cm" svg:x2="10.05cm" svg:y2="13.6cm" draw:start-shape="id60" draw:start-glue-point="8" draw:end-shape="id56" draw:end-glue-point="4" svg:d="m16250 12400-6200 1200" svg:viewBox="0 0 6201 1201">
            <text:p/>
          </draw:connector>
          <draw:connector draw:style-name="gr6" draw:text-style-name="P2" draw:layer="layout" draw:type="line" svg:x1="16.25cm" svg:y1="12.4cm" svg:x2="22.45cm" svg:y2="13.7cm" draw:start-shape="id60" draw:start-glue-point="8" draw:end-shape="id59" draw:end-glue-point="4" svg:d="m16250 12400 6200 1300" svg:viewBox="0 0 6201 1301">
            <text:p/>
          </draw:connector>
        </draw:g>
        <draw:frame draw:style-name="gr3" draw:layer="layout" svg:width="4.6cm" svg:height="1cm" svg:x="2.2cm" svg:y="1.9cm">
          <draw:text-box>
            <text:p>Tree Structure</text:p>
          </draw:text-box>
        </draw:frame>
      </draw:page>
      <draw:page draw:name="page3" draw:style-name="dp1" draw:master-page-name="Default">
        <draw:frame draw:style-name="gr7" draw:layer="layout" svg:width="15.6cm" svg:height="4.517cm" svg:x="1.3cm" svg:y="1.483cm">
          <draw:text-box>
            <text:p>KDOP Merge function TODO:</text:p>
            <text:list text:style-name="L1">
              <text:list-item>
                <text:p><text:span text:style-name="T2">Create and test default constructor for KDOP</text:span></text:p>
              </text:list-item>
              <text:list-item>
                <text:p><text:span text:style-name="T3">Check 2D merge algorithm</text:span></text:p>
              </text:list-item>
              <text:list-item>
                <text:p><text:span text:style-name="T3">Generalise merge algorithm</text:span></text:p>
              </text:list-item>
              <text:list-item>
                <text:p><text:span text:style-name="T3">Implement merge function</text:span></text:p>
              </text:list-item>
              <text:list-item>
                <text:p>Unit test merge</text:p>
              </text:list-item>
            </text:list>
          </draw:text-box>
        </draw:frame>
        <draw:g>
          <draw:custom-shape draw:style-name="gr8" draw:text-style-name="P2" draw:layer="layout" svg:width="4cm" svg:height="5cm" svg:x="4cm" svg:y="19cm">
            <text:p text:style-name="P2">A + B</text:p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2cm" svg:height="2cm" svg:x="4cm" svg:y="22cm">
            <text:p text:style-name="P2">A</text:p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2cm" svg:height="2cm" svg:x="6cm" svg:y="19cm">
            <text:p text:style-name="P2">B</text:p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3cm" svg:y1="18cm" svg:x2="3cm" svg:y2="25cm">
            <text:p/>
          </draw:line>
          <draw:line draw:style-name="gr6" draw:text-style-name="P2" draw:layer="layout" svg:x1="10cm" svg:y1="25cm" svg:x2="3cm" svg:y2="25cm">
            <text:p/>
          </draw:line>
          <draw:frame draw:style-name="gr10" draw:layer="layout" svg:width="0.921cm" svg:height="0.962cm" svg:x="6.979cm" svg:y="26.138cm">
            <draw:text-box>
              <text:p>X</text:p>
            </draw:text-box>
          </draw:frame>
          <draw:frame draw:style-name="gr10" draw:layer="layout" svg:width="0.921cm" svg:height="0.962cm" svg:x="0.879cm" svg:y="21.338cm">
            <draw:text-box>
              <text:p>Y</text:p>
            </draw:text-box>
          </draw:frame>
          <draw:frame draw:style-name="gr10" draw:layer="layout" svg:width="0.853cm" svg:height="0.962cm" svg:x="2.3cm" svg:y="24.8cm">
            <draw:text-box>
              <text:p>0</text:p>
            </draw:text-box>
          </draw:frame>
          <draw:frame draw:style-name="gr11" draw:layer="layout" svg:width="0.853cm" svg:height="0.962cm" svg:x="2.283cm" svg:y="23.6cm">
            <draw:text-box>
              <text:p>1</text:p>
            </draw:text-box>
          </draw:frame>
          <draw:frame draw:style-name="gr11" draw:layer="layout" svg:width="0.853cm" svg:height="0.962cm" svg:x="2.267cm" svg:y="22.4cm">
            <draw:text-box>
              <text:p>2</text:p>
            </draw:text-box>
          </draw:frame>
          <draw:frame draw:style-name="gr11" draw:layer="layout" svg:width="0.853cm" svg:height="0.962cm" svg:x="2.25cm" svg:y="21.338cm">
            <draw:text-box>
              <text:p>3</text:p>
            </draw:text-box>
          </draw:frame>
          <draw:frame draw:style-name="gr11" draw:layer="layout" svg:width="0.853cm" svg:height="0.962cm" svg:x="2.2cm" svg:y="20.438cm">
            <draw:text-box>
              <text:p>4</text:p>
            </draw:text-box>
          </draw:frame>
          <draw:frame draw:style-name="gr11" draw:layer="layout" svg:width="0.853cm" svg:height="0.962cm" svg:x="2.233cm" svg:y="19.5cm">
            <draw:text-box>
              <text:p>5</text:p>
            </draw:text-box>
          </draw:frame>
          <draw:frame draw:style-name="gr11" draw:layer="layout" svg:width="0.853cm" svg:height="0.962cm" svg:x="2.217cm" svg:y="18.5cm">
            <draw:text-box>
              <text:p>6</text:p>
            </draw:text-box>
          </draw:frame>
          <draw:frame draw:style-name="gr11" draw:layer="layout" svg:width="0.853cm" svg:height="0.962cm" svg:x="3.547cm" svg:y="24.9cm">
            <draw:text-box>
              <text:p>1</text:p>
            </draw:text-box>
          </draw:frame>
          <draw:frame draw:style-name="gr11" draw:layer="layout" svg:width="0.853cm" svg:height="0.962cm" svg:x="4.547cm" svg:y="24.883cm">
            <draw:text-box>
              <text:p>2</text:p>
            </draw:text-box>
          </draw:frame>
          <draw:frame draw:style-name="gr11" draw:layer="layout" svg:width="0.853cm" svg:height="0.962cm" svg:x="5.547cm" svg:y="24.867cm">
            <draw:text-box>
              <text:p>3</text:p>
            </draw:text-box>
          </draw:frame>
          <draw:frame draw:style-name="gr11" draw:layer="layout" svg:width="0.853cm" svg:height="0.962cm" svg:x="6.5cm" svg:y="24.85cm">
            <draw:text-box>
              <text:p>4</text:p>
            </draw:text-box>
          </draw:frame>
          <draw:frame draw:style-name="gr11" draw:layer="layout" svg:width="0.853cm" svg:height="0.962cm" svg:x="7.547cm" svg:y="24.833cm">
            <draw:text-box>
              <text:p>5</text:p>
            </draw:text-box>
          </draw:frame>
          <draw:frame draw:style-name="gr11" draw:layer="layout" svg:width="0.853cm" svg:height="0.962cm" svg:x="8.6cm" svg:y="24.817cm">
            <draw:text-box>
              <text:p>6</text:p>
            </draw:text-box>
          </draw:frame>
          <draw:frame draw:style-name="gr12" draw:layer="layout" svg:width="6.7cm" svg:height="0.962cm" svg:x="2.8cm" svg:y="16.9cm">
            <draw:text-box>
              <text:p>Non-overlapping case</text:p>
            </draw:text-box>
          </draw:frame>
        </draw:g>
        <draw:frame draw:style-name="gr13" draw:layer="layout" svg:width="3.3cm" svg:height="8.783cm" svg:x="12cm" svg:y="17.5cm">
          <draw:text-box>
            <text:p>Points A:</text:p>
            <text:p>&lt;1,1,0&gt;</text:p>
            <text:p>&lt;1,3,0&gt;</text:p>
            <text:p>&lt;3,3,0&gt;</text:p>
            <text:p>&lt;3,1,0&gt;</text:p>
            <text:p/>
            <text:p>Points B:</text:p>
            <text:p>&lt;3,4,0&gt;</text:p>
            <text:p>&lt;3,6,0&gt;</text:p>
            <text:p>&lt;5,6,0&gt;</text:p>
            <text:p>&lt;5,4,0&gt;</text:p>
            <text:p/>
          </draw:text-box>
        </draw:frame>
        <draw:frame draw:style-name="gr14" draw:layer="layout" svg:width="3.8cm" svg:height="5.5cm" svg:x="15.3cm" svg:y="19.9cm">
          <draw:text-box>
            <text:p>Normals 6:</text:p>
            <text:p>&lt;-1,0,0&gt;</text:p>
            <text:p>&lt;0,-1,0&gt;</text:p>
            <text:p>&lt;0,0,-1&gt;</text:p>
            <text:p>&lt;1,0,0&gt;</text:p>
            <text:p>&lt;0,1,0&gt;</text:p>
            <text:p>&lt;0,0,1&gt;</text:p>
          </draw:text-box>
        </draw:frame>
        <draw:frame draw:style-name="gr15" draw:layer="layout" svg:width="5.1cm" svg:height="10.916cm" svg:x="18.7cm" svg:y="16.584cm">
          <draw:text-box>
            <text:p>Distances A:</text:p>
            <text:p>1</text:p>
            <text:p>1</text:p>
            <text:p>0</text:p>
            <text:p>3</text:p>
            <text:p>3</text:p>
            <text:p>0</text:p>
            <text:p/>
            <text:p>Distances B:</text:p>
            <text:p>3</text:p>
            <text:p>4</text:p>
            <text:p>0</text:p>
            <text:p>5</text:p>
            <text:p>6</text:p>
            <text:p>0</text:p>
          </draw:text-box>
        </draw:frame>
        <draw:frame draw:style-name="gr16" draw:layer="layout" svg:width="5.3cm" svg:height="5.65cm" svg:x="23.8cm" svg:y="20cm">
          <draw:text-box>
            <text:p>Distances A + B:</text:p>
            <text:p>1</text:p>
            <text:p>1</text:p>
            <text:p>0</text:p>
            <text:p>5</text:p>
            <text:p>6</text:p>
            <text:p>0</text:p>
          </draw:text-box>
        </draw:frame>
        <draw:frame draw:style-name="gr17" draw:layer="layout" svg:width="16.1cm" svg:height="5.45cm" svg:x="1.3cm" svg:y="6.55cm">
          <draw:text-box>
            <text:p>Merge algorithm:</text:p>
            <text:list text:style-name="L1">
              <text:list-item>
                <text:p>Check current KDOP array of distances against a given array of distances</text:p>
              </text:list-item>
              <text:list-item>
                <text:p>Change the first half of distances to a given distance if the corresponding given distance is less</text:p>
              </text:list-item>
              <text:list-item>
                <text:p>Change the second half of distances to a given distance if the corresponding given distance is more</text:p>
              </text:list-item>
            </text:list>
          </draw:text-box>
        </draw:frame>
        <draw:g>
          <draw:custom-shape draw:style-name="gr18" draw:text-style-name="P2" draw:layer="layout" svg:width="3cm" svg:height="3cm" svg:x="23cm" svg:y="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2cm" svg:height="2cm" svg:x="23.021cm" svg:y="8cm">
            <text:p text:style-name="P2"/>
            <text:p text:style-name="P2">A <text:s text:c="4"/></text:p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2cm" svg:height="2cm" svg:x="24.021cm" svg:y="7cm">
            <text:p text:style-name="P2"><text:s text:c="4"/>B</text:p>
            <text:p text:style-name="P2"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22.021cm" svg:y1="4cm" svg:x2="22.021cm" svg:y2="11cm">
            <text:p/>
          </draw:line>
          <draw:line draw:style-name="gr6" draw:text-style-name="P2" draw:layer="layout" svg:x1="29.021cm" svg:y1="11cm" svg:x2="22.021cm" svg:y2="11cm">
            <text:p/>
          </draw:line>
          <draw:frame draw:style-name="gr10" draw:layer="layout" svg:width="0.921cm" svg:height="0.962cm" svg:x="26cm" svg:y="12.138cm">
            <draw:text-box>
              <text:p>X</text:p>
            </draw:text-box>
          </draw:frame>
          <draw:frame draw:style-name="gr10" draw:layer="layout" svg:width="0.921cm" svg:height="0.962cm" svg:x="19.9cm" svg:y="7.338cm">
            <draw:text-box>
              <text:p>Y</text:p>
            </draw:text-box>
          </draw:frame>
          <draw:frame draw:style-name="gr10" draw:layer="layout" svg:width="0.853cm" svg:height="0.962cm" svg:x="21.321cm" svg:y="10.8cm">
            <draw:text-box>
              <text:p>0</text:p>
            </draw:text-box>
          </draw:frame>
          <draw:frame draw:style-name="gr11" draw:layer="layout" svg:width="0.853cm" svg:height="0.962cm" svg:x="21.304cm" svg:y="9.6cm">
            <draw:text-box>
              <text:p>1</text:p>
            </draw:text-box>
          </draw:frame>
          <draw:frame draw:style-name="gr11" draw:layer="layout" svg:width="0.853cm" svg:height="0.962cm" svg:x="21.288cm" svg:y="8.4cm">
            <draw:text-box>
              <text:p>2</text:p>
            </draw:text-box>
          </draw:frame>
          <draw:frame draw:style-name="gr11" draw:layer="layout" svg:width="0.853cm" svg:height="0.962cm" svg:x="21.271cm" svg:y="7.338cm">
            <draw:text-box>
              <text:p>3</text:p>
            </draw:text-box>
          </draw:frame>
          <draw:frame draw:style-name="gr11" draw:layer="layout" svg:width="0.853cm" svg:height="0.962cm" svg:x="21.221cm" svg:y="6.438cm">
            <draw:text-box>
              <text:p>4</text:p>
            </draw:text-box>
          </draw:frame>
          <draw:frame draw:style-name="gr11" draw:layer="layout" svg:width="0.853cm" svg:height="0.962cm" svg:x="21.254cm" svg:y="5.5cm">
            <draw:text-box>
              <text:p>5</text:p>
            </draw:text-box>
          </draw:frame>
          <draw:frame draw:style-name="gr11" draw:layer="layout" svg:width="0.853cm" svg:height="0.962cm" svg:x="21.238cm" svg:y="4.5cm">
            <draw:text-box>
              <text:p>6</text:p>
            </draw:text-box>
          </draw:frame>
          <draw:frame draw:style-name="gr11" draw:layer="layout" svg:width="0.853cm" svg:height="0.962cm" svg:x="22.568cm" svg:y="10.9cm">
            <draw:text-box>
              <text:p>1</text:p>
            </draw:text-box>
          </draw:frame>
          <draw:frame draw:style-name="gr11" draw:layer="layout" svg:width="0.853cm" svg:height="0.962cm" svg:x="23.568cm" svg:y="10.883cm">
            <draw:text-box>
              <text:p>2</text:p>
            </draw:text-box>
          </draw:frame>
          <draw:frame draw:style-name="gr11" draw:layer="layout" svg:width="0.853cm" svg:height="0.962cm" svg:x="24.568cm" svg:y="10.867cm">
            <draw:text-box>
              <text:p>3</text:p>
            </draw:text-box>
          </draw:frame>
          <draw:frame draw:style-name="gr11" draw:layer="layout" svg:width="0.853cm" svg:height="0.962cm" svg:x="25.521cm" svg:y="10.85cm">
            <draw:text-box>
              <text:p>4</text:p>
            </draw:text-box>
          </draw:frame>
          <draw:frame draw:style-name="gr11" draw:layer="layout" svg:width="0.853cm" svg:height="0.962cm" svg:x="26.568cm" svg:y="10.833cm">
            <draw:text-box>
              <text:p>5</text:p>
            </draw:text-box>
          </draw:frame>
          <draw:frame draw:style-name="gr11" draw:layer="layout" svg:width="0.853cm" svg:height="0.962cm" svg:x="27.621cm" svg:y="10.817cm">
            <draw:text-box>
              <text:p>6</text:p>
            </draw:text-box>
          </draw:frame>
          <draw:frame draw:style-name="gr11" draw:layer="layout" svg:width="5.43cm" svg:height="0.962cm" svg:x="22.7cm" svg:y="4.7cm">
            <draw:text-box>
              <text:p>Overlapping case</text:p>
            </draw:text-box>
          </draw:frame>
        </draw:g>
        <draw:g>
          <draw:custom-shape draw:style-name="gr8" draw:text-style-name="P2" draw:layer="layout" svg:width="3cm" svg:height="3cm" svg:x="32.979cm" svg:y="7cm">
            <text:p text:style-name="P2"/>
            <text:p text:style-name="P2"/>
            <text:p text:style-name="P2"/>
            <text:p text:style-name="P2">A <text:s text:c="10"/></text:p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32cm" svg:y1="4cm" svg:x2="32cm" svg:y2="11cm">
            <text:p/>
          </draw:line>
          <draw:line draw:style-name="gr6" draw:text-style-name="P2" draw:layer="layout" svg:x1="39cm" svg:y1="11cm" svg:x2="32cm" svg:y2="11cm">
            <text:p/>
          </draw:line>
          <draw:frame draw:style-name="gr10" draw:layer="layout" svg:width="0.921cm" svg:height="0.962cm" svg:x="35.979cm" svg:y="12.138cm">
            <draw:text-box>
              <text:p>X</text:p>
            </draw:text-box>
          </draw:frame>
          <draw:frame draw:style-name="gr10" draw:layer="layout" svg:width="0.921cm" svg:height="0.962cm" svg:x="29.879cm" svg:y="7.338cm">
            <draw:text-box>
              <text:p>Y</text:p>
            </draw:text-box>
          </draw:frame>
          <draw:frame draw:style-name="gr10" draw:layer="layout" svg:width="0.853cm" svg:height="0.962cm" svg:x="31.3cm" svg:y="10.8cm">
            <draw:text-box>
              <text:p>0</text:p>
            </draw:text-box>
          </draw:frame>
          <draw:frame draw:style-name="gr11" draw:layer="layout" svg:width="0.853cm" svg:height="0.962cm" svg:x="31.283cm" svg:y="9.6cm">
            <draw:text-box>
              <text:p>1</text:p>
            </draw:text-box>
          </draw:frame>
          <draw:frame draw:style-name="gr11" draw:layer="layout" svg:width="0.853cm" svg:height="0.962cm" svg:x="31.267cm" svg:y="8.4cm">
            <draw:text-box>
              <text:p>2</text:p>
            </draw:text-box>
          </draw:frame>
          <draw:frame draw:style-name="gr11" draw:layer="layout" svg:width="0.853cm" svg:height="0.962cm" svg:x="31.25cm" svg:y="7.338cm">
            <draw:text-box>
              <text:p>3</text:p>
            </draw:text-box>
          </draw:frame>
          <draw:frame draw:style-name="gr11" draw:layer="layout" svg:width="0.853cm" svg:height="0.962cm" svg:x="31.2cm" svg:y="6.438cm">
            <draw:text-box>
              <text:p>4</text:p>
            </draw:text-box>
          </draw:frame>
          <draw:frame draw:style-name="gr11" draw:layer="layout" svg:width="0.853cm" svg:height="0.962cm" svg:x="31.233cm" svg:y="5.5cm">
            <draw:text-box>
              <text:p>5</text:p>
            </draw:text-box>
          </draw:frame>
          <draw:frame draw:style-name="gr11" draw:layer="layout" svg:width="0.853cm" svg:height="0.962cm" svg:x="31.217cm" svg:y="4.5cm">
            <draw:text-box>
              <text:p>6</text:p>
            </draw:text-box>
          </draw:frame>
          <draw:frame draw:style-name="gr11" draw:layer="layout" svg:width="0.853cm" svg:height="0.962cm" svg:x="32.547cm" svg:y="10.9cm">
            <draw:text-box>
              <text:p>1</text:p>
            </draw:text-box>
          </draw:frame>
          <draw:frame draw:style-name="gr11" draw:layer="layout" svg:width="0.853cm" svg:height="0.962cm" svg:x="33.547cm" svg:y="10.883cm">
            <draw:text-box>
              <text:p>2</text:p>
            </draw:text-box>
          </draw:frame>
          <draw:frame draw:style-name="gr11" draw:layer="layout" svg:width="0.853cm" svg:height="0.962cm" svg:x="34.547cm" svg:y="10.867cm">
            <draw:text-box>
              <text:p>3</text:p>
            </draw:text-box>
          </draw:frame>
          <draw:frame draw:style-name="gr11" draw:layer="layout" svg:width="0.853cm" svg:height="0.962cm" svg:x="35.5cm" svg:y="10.85cm">
            <draw:text-box>
              <text:p>4</text:p>
            </draw:text-box>
          </draw:frame>
          <draw:frame draw:style-name="gr11" draw:layer="layout" svg:width="0.853cm" svg:height="0.962cm" svg:x="36.547cm" svg:y="10.833cm">
            <draw:text-box>
              <text:p>5</text:p>
            </draw:text-box>
          </draw:frame>
          <draw:frame draw:style-name="gr11" draw:layer="layout" svg:width="0.853cm" svg:height="0.962cm" svg:x="37.6cm" svg:y="10.817cm">
            <draw:text-box>
              <text:p>6</text:p>
            </draw:text-box>
          </draw:frame>
          <draw:frame draw:style-name="gr11" draw:layer="layout" svg:width="4.761cm" svg:height="0.962cm" svg:x="32.679cm" svg:y="4.7cm">
            <draw:text-box>
              <text:p>Enclosing case</text:p>
            </draw:text-box>
          </draw:frame>
          <draw:custom-shape draw:style-name="gr9" draw:text-style-name="P2" draw:layer="layout" svg:width="1cm" svg:height="1cm" svg:x="34cm" svg:y="8cm">
            <text:p text:style-name="P2">B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2" draw:layer="layout" svg:width="2.999cm" svg:height="2.999cm" svg:x="33.001cm" svg:y="17cm">
            <text:p text:style-name="P2"/>
            <text:p text:style-name="P2"/>
            <text:p text:style-name="P2"/>
            <text:p text:style-name="P2">B <text:s text:c="10"/>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cm" svg:height="1cm" svg:x="34cm" svg:y="18cm">
            <text:p text:style-name="P2">A</text:p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32.001cm" svg:y1="14cm" svg:x2="32.001cm" svg:y2="21cm">
            <text:p/>
          </draw:line>
          <draw:line draw:style-name="gr6" draw:text-style-name="P2" draw:layer="layout" svg:x1="39.001cm" svg:y1="21cm" svg:x2="32.001cm" svg:y2="21cm">
            <text:p/>
          </draw:line>
          <draw:frame draw:style-name="gr10" draw:layer="layout" svg:width="0.921cm" svg:height="0.962cm" svg:x="35.98cm" svg:y="22.138cm">
            <draw:text-box>
              <text:p>X</text:p>
            </draw:text-box>
          </draw:frame>
          <draw:frame draw:style-name="gr10" draw:layer="layout" svg:width="0.921cm" svg:height="0.962cm" svg:x="29.88cm" svg:y="17.338cm">
            <draw:text-box>
              <text:p>Y</text:p>
            </draw:text-box>
          </draw:frame>
          <draw:frame draw:style-name="gr10" draw:layer="layout" svg:width="0.853cm" svg:height="0.962cm" svg:x="31.301cm" svg:y="20.8cm">
            <draw:text-box>
              <text:p>0</text:p>
            </draw:text-box>
          </draw:frame>
          <draw:frame draw:style-name="gr11" draw:layer="layout" svg:width="0.853cm" svg:height="0.962cm" svg:x="31.284cm" svg:y="19.6cm">
            <draw:text-box>
              <text:p>1</text:p>
            </draw:text-box>
          </draw:frame>
          <draw:frame draw:style-name="gr11" draw:layer="layout" svg:width="0.853cm" svg:height="0.962cm" svg:x="31.268cm" svg:y="18.4cm">
            <draw:text-box>
              <text:p>2</text:p>
            </draw:text-box>
          </draw:frame>
          <draw:frame draw:style-name="gr11" draw:layer="layout" svg:width="0.853cm" svg:height="0.962cm" svg:x="31.251cm" svg:y="17.338cm">
            <draw:text-box>
              <text:p>3</text:p>
            </draw:text-box>
          </draw:frame>
          <draw:frame draw:style-name="gr11" draw:layer="layout" svg:width="0.853cm" svg:height="0.962cm" svg:x="31.201cm" svg:y="16.438cm">
            <draw:text-box>
              <text:p>4</text:p>
            </draw:text-box>
          </draw:frame>
          <draw:frame draw:style-name="gr11" draw:layer="layout" svg:width="0.853cm" svg:height="0.962cm" svg:x="31.234cm" svg:y="15.5cm">
            <draw:text-box>
              <text:p>5</text:p>
            </draw:text-box>
          </draw:frame>
          <draw:frame draw:style-name="gr11" draw:layer="layout" svg:width="0.853cm" svg:height="0.962cm" svg:x="31.218cm" svg:y="14.5cm">
            <draw:text-box>
              <text:p>6</text:p>
            </draw:text-box>
          </draw:frame>
          <draw:frame draw:style-name="gr11" draw:layer="layout" svg:width="0.853cm" svg:height="0.962cm" svg:x="32.548cm" svg:y="20.9cm">
            <draw:text-box>
              <text:p>1</text:p>
            </draw:text-box>
          </draw:frame>
          <draw:frame draw:style-name="gr11" draw:layer="layout" svg:width="0.853cm" svg:height="0.962cm" svg:x="33.548cm" svg:y="20.883cm">
            <draw:text-box>
              <text:p>2</text:p>
            </draw:text-box>
          </draw:frame>
          <draw:frame draw:style-name="gr11" draw:layer="layout" svg:width="0.853cm" svg:height="0.962cm" svg:x="34.548cm" svg:y="20.867cm">
            <draw:text-box>
              <text:p>3</text:p>
            </draw:text-box>
          </draw:frame>
          <draw:frame draw:style-name="gr11" draw:layer="layout" svg:width="0.853cm" svg:height="0.962cm" svg:x="35.501cm" svg:y="20.85cm">
            <draw:text-box>
              <text:p>4</text:p>
            </draw:text-box>
          </draw:frame>
          <draw:frame draw:style-name="gr11" draw:layer="layout" svg:width="0.853cm" svg:height="0.962cm" svg:x="36.548cm" svg:y="20.833cm">
            <draw:text-box>
              <text:p>5</text:p>
            </draw:text-box>
          </draw:frame>
          <draw:frame draw:style-name="gr11" draw:layer="layout" svg:width="0.853cm" svg:height="0.962cm" svg:x="37.601cm" svg:y="20.817cm">
            <draw:text-box>
              <text:p>6</text:p>
            </draw:text-box>
          </draw:frame>
          <draw:frame draw:style-name="gr11" draw:layer="layout" svg:width="4.621cm" svg:height="0.962cm" svg:x="32.68cm" svg:y="14.7cm">
            <draw:text-box>
              <text:p>Enclosed case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15:08:36.995922266</meta:creation-date>
    <dc:date>2014-04-08T14:23:38.364019855</dc:date>
    <meta:editing-duration>P1DT19H11S</meta:editing-duration>
    <meta:editing-cycles>28</meta:editing-cycles>
    <meta:generator>LibreOffice/4.1.5.3$Linux_X86_64 LibreOffice_project/410m0$Build-3</meta:generator>
    <meta:document-statistic meta:object-count="217"/>
  </office:meta>
</office:document-meta>
</file>